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86d53" officeooo:paragraph-rsid="001d9616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cbfca" officeooo:paragraph-rsid="001cbfca"/>
    </style:style>
    <style:style style:name="P4" style:family="paragraph" style:parent-style-name="Standard" style:list-style-name="L1">
      <style:text-properties fo:language="en" fo:country="US" officeooo:rsid="001d9616" officeooo:paragraph-rsid="001d9616"/>
    </style:style>
    <style:style style:name="P5" style:family="paragraph" style:parent-style-name="Standard" style:list-style-name="L1">
      <style:text-properties fo:language="en" fo:country="US" officeooo:rsid="001a62ae" officeooo:paragraph-rsid="001a62ae"/>
    </style:style>
    <style:style style:name="P6" style:family="paragraph" style:parent-style-name="Standard" style:list-style-name="L1">
      <style:text-properties fo:language="en" fo:country="US" officeooo:rsid="001ee159" officeooo:paragraph-rsid="001ee159"/>
    </style:style>
    <style:style style:name="P7" style:family="paragraph" style:parent-style-name="Standard" style:list-style-name="L1">
      <style:text-properties fo:language="en" fo:country="US" officeooo:rsid="001ee159" officeooo:paragraph-rsid="001ee159" fo:background-color="#66ff66"/>
    </style:style>
    <style:style style:name="P8" style:family="paragraph" style:parent-style-name="Standard" style:list-style-name="L1">
      <style:text-properties fo:language="en" fo:country="US" officeooo:rsid="001f61f8" officeooo:paragraph-rsid="001f61f8"/>
    </style:style>
    <style:style style:name="P9" style:family="paragraph" style:parent-style-name="Standard" style:list-style-name="L1">
      <style:text-properties fo:language="en" fo:country="US" officeooo:rsid="001fcb0e" officeooo:paragraph-rsid="001fcb0e"/>
    </style:style>
    <style:style style:name="P10" style:family="paragraph" style:parent-style-name="Standard" style:list-style-name="L1">
      <style:text-properties fo:language="en" fo:country="US" officeooo:rsid="0020e033" officeooo:paragraph-rsid="0020e033"/>
    </style:style>
    <style:style style:name="T1" style:family="text">
      <style:text-properties fo:color="#808080" fo:font-style="italic" officeooo:rsid="001d9616" style:font-style-asian="italic" style:font-style-complex="italic"/>
    </style:style>
    <style:style style:name="T2" style:family="text">
      <style:text-properties fo:color="#808080" fo:font-style="italic" officeooo:rsid="001df71c" style:font-style-asian="italic" style:font-style-complex="italic"/>
    </style:style>
    <style:style style:name="T3" style:family="text">
      <style:text-properties officeooo:rsid="001df7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list xml:id="list3390125737" text:style-name="L1">
        <text:list-item>
          <text:p text:style-name="P4">201705<text:span text:style-name="T3">29:</text:span></text:p>
          <text:list>
            <text:list-item>
              <text:p text:style-name="P6">Kevin’s notes and goals from email on 25 May 2017:</text:p>
              <text:list>
                <text:list-item>
                  <text:p text:style-name="P6">My must do's for Wednesday:</text:p>
                  <text:list>
                    <text:list-item>
                      <text:p text:style-name="P6">1) Put the rest of my robot's subsystem together</text:p>
                    </text:list-item>
                    <text:list-item>
                      <text:p text:style-name="P6">2) Put an electrical diagram together with enough detail so the other leaders with littler Arduino experience than me can help</text:p>
                      <text:list>
                        <text:list-item>
                          <text:p text:style-name="P6">GABE’S RECOMMENDATION: NO DIAGRAM NEEDED, DO A PINOUT DESCRIPTION IN A LIST OR TABLE INSTEAD </text:p>
                        </text:list-item>
                      </text:list>
                    </text:list-item>
                    <text:list-item>
                      <text:p text:style-name="P7">3) Figure out how to use the H-bridges to manipulate the electromagnets</text:p>
                    </text:list-item>
                  </text:list>
                </text:list-item>
                <text:list-item>
                  <text:p text:style-name="P6">Nice to do's by Wednesday:</text:p>
                  <text:list>
                    <text:list-item>
                      <text:p text:style-name="P6">4) Figure out how to make the Arduino Nanos load off the Arduino Uno software so I don't confuse the boys/leaders when they switch from one Arduino to the other (since we're using two Arduinos)</text:p>
                      <text:list>
                        <text:list-item>
                          <text:p text:style-name="P8">GS note to Kevin: I CAN HELP HERE; FOR FUTURE USE BUY ONE OF THESE ASAP: </text:p>
                          <text:list>
                            <text:list-item>
                              <text:p text:style-name="P9"><text:a xlink:type="simple" xlink:href="http://www.ebay.com/itm/USBASP-USBISP-AVR-Programmer-Adapter-10-Pin-Cable-USB-ATMEGA8-ATMEGA128-GM-/262130708242" text:style-name="Internet_20_link" text:visited-style-name="Visited_20_Internet_20_Link">http://www.ebay.com/itm/USBASP-USBISP-AVR-Programmer-Adapter-10-Pin-Cable-USB-ATMEGA8-ATMEGA128-GM-/262130708242</text:a> </text:p>
                            </text:list-item>
                            <text:list-item>
                              <text:p text:style-name="P9">AND <text:a xlink:type="simple" xlink:href="http://www.ebay.com/itm/2pcs-10Pin-Convert-to-Standard-6Pin-Adapter-Board-F-ATMEL-AVRISP-USBASP-STK500-G-/262136733167" text:style-name="Internet_20_link" text:visited-style-name="Visited_20_Internet_20_Link">http://www.ebay.com/itm/2pcs-10Pin-Convert-to-Standard-6Pin-Adapter-Board-F-ATMEL-AVRISP-USBASP-STK500-G-/262136733167</text:a>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5) Improve the stepper motor code</text:p>
                      <text:list>
                        <text:list-item>
                          <text:p text:style-name="P6">a) Rewrite the function so the user can specify degrees; determine if more sophistication is needed to determine the absolute position of the stepper motor (some sort of sensor to know absolute position of stepper motor)</text:p>
                        </text:list-item>
                        <text:list-item>
                          <text:p text:style-name="P6">b) Write another function for the stepper motor that doesn't hold up the loop</text:p>
                        </text:list-item>
                      </text:list>
                    </text:list-item>
                    <text:list-item>
                      <text:p text:style-name="P6">6) Incorporate Gabe's improved ping sensor code</text:p>
                    </text:list-item>
                    <text:list-item>
                      <text:p text:style-name="P6">7) Edit all code to make non-blocking</text:p>
                    </text:list-item>
                  </text:list>
                </text:list-item>
                <text:list-item>
                  <text:p text:style-name="P6">Nice to do's by Wed, 14 Jun:</text:p>
                  <text:list>
                    <text:list-item>
                      <text:p text:style-name="P6">8) IR code, so boys can change 'mode' of robot</text:p>
                    </text:list-item>
                    <text:list-item>
                      <text:p text:style-name="P6">9) Bluetooth code so boys can change 'mode' of robot</text:p>
                    </text:list-item>
                  </text:list>
                </text:list-item>
              </text:list>
            </text:list-item>
            <text:list-item>
              <text:p text:style-name="P10"/>
            </text:list-item>
            <text:list-item>
              <text:p text:style-name="P4">d</text:p>
            </text:list-item>
            <text:list-item>
              <text:p text:style-name="P4">d</text:p>
            </text:list-item>
            <text:list-item>
              <text:p text:style-name="P4">d</text:p>
            </text:list-item>
          </text:list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<text:soft-page-break/>d</text:p>
        </text:list-item>
        <text:list-item>
          <text:p text:style-name="P5">d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/>
        </text:list-item>
      </text:list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86d53" officeooo:paragraph-rsid="001d9616"/>
    </style:style>
    <style:style style:name="MT1" style:family="text">
      <style:text-properties fo:color="#808080" fo:font-style="italic" officeooo:rsid="001d9616" style:font-style-asian="italic" style:font-style-complex="italic"/>
    </style:style>
    <style:style style:name="MT2" style:family="text">
      <style:text-properties fo:color="#808080" fo:font-style="italic" officeooo:rsid="001df71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goo robot car - what to work on next –</text:span><text:span text:style-name="MT2"> Gabriel 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42S</meta:editing-duration>
    <meta:editing-cycles>12</meta:editing-cycles>
    <meta:generator>LibreOffice/5.3.2.2$Windows_X86_64 LibreOffice_project/6cd4f1ef626f15116896b1d8e1398b56da0d0ee1</meta:generator>
    <dc:date>2017-05-29T18:42:41.071000000</dc:date>
    <meta:document-statistic meta:table-count="0" meta:image-count="0" meta:object-count="0" meta:page-count="2" meta:paragraph-count="43" meta:word-count="302" meta:character-count="1610" meta:non-whitespace-character-count="1384"/>
    <meta:user-defined meta:name="Info 1"/>
    <meta:user-defined meta:name="Info 2"/>
    <meta:user-defined meta:name="Info 3"/>
    <meta:user-defined meta:name="Info 4"/>
  </office:meta>
</office:document-meta>
</file>